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26943C6F4B3.png" manifest:media-type="image/png"/>
  <manifest:file-entry manifest:full-path="Pictures/1000000100000388000001A4C0311E8F.png" manifest:media-type="image/png"/>
  <manifest:file-entry manifest:full-path="Pictures/10000001000003950000017E9D3F55AD.png" manifest:media-type="image/png"/>
  <manifest:file-entry manifest:full-path="Pictures/10000001000002850000024CEE4F58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0d9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3" text:anchor-type="char" svg:width="6.9252in" svg:height="5.1783in" draw:z-index="2"><draw:image xlink:href="Pictures/10000001000003390000026943C6F4B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width="6.9252in" svg:height="3.2173in" draw:z-index="1"><draw:image xlink:href="Pictures/1000000100000388000001A4C0311E8F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P1"><draw:frame draw:style-name="fr1" draw:name="Image1" text:anchor-type="char" svg:width="6.9252in" svg:height="2.8846in" draw:z-index="0"><draw:image xlink:href="Pictures/10000001000003950000017E9D3F55AD.png" xlink:type="simple" xlink:show="embed" xlink:actuate="onLoad" draw:mime-type="image/png"/></draw:frame><draw:frame draw:style-name="fr3" draw:name="Image4" text:anchor-type="char" svg:width="6.7193in" svg:height="6.1256in" draw:z-index="3"><draw:image xlink:href="Pictures/10000001000002850000024CEE4F58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9:53:12.754000000</meta:creation-date>
    <dc:date>2025-06-19T18:01:14.362000000</dc:date>
    <meta:editing-duration>P1DT22H8M5S</meta:editing-duration>
    <meta:editing-cycles>2</meta:editing-cycles>
    <meta:generator>LibreOffice/24.8.4.1$Windows_X86_64 LibreOffice_project/1be9007f5d86a3741c366527d13e2970cbeef057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